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svg="urn:oasis:names:tc:opendocument:xmlns:svg-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svg="urn:oasis:names:tc:opendocument:xmlns:svg-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office:version="1.2">
  <office:font-face-decls>
    <style:font-face style:name="Liberation Sans" svg:font-family="Liberation Sans" style:font-family-generic="swiss"/>
    <style:font-face style:name="Liberation Mono" svg:font-family="Liberation Mono" style:font-family-generic="modern"/>
  </office:font-face-decls>
  <office:automatic-styles>
    <style:style style:name="MainTable" style:family="table" style:display-name="MainTable">
      <style:table-properties style:width="6.5in" table:align="margins"/>
    </style:style>
    <style:style style:name="HdrCell" style:family="table-cell" style:display-name="HdrCell">
      <style:table-cell-properties fo:padding="0.05in" fo:background-color="#2E5090" fo:border-top="0.5pt solid #1A3563" fo:border-bottom="0.5pt solid #1A3563" fo:border-left="0.5pt solid #1A3563" fo:border-right="0.5pt solid #1A3563" style:vertical-align="middle"/>
    </style:style>
    <style:style style:name="HdrText" style:family="paragraph" style:display-name="HdrText">
      <style:paragraph-properties fo:text-align="center"/>
      <style:text-properties fo:font-size="10pt" fo:font-weight="bold" style:font-name="Liberation Sans" fo:color="#FFFFFF"/>
    </style:style>
    <style:style style:name="BodyCell" style:family="table-cell" style:display-name="BodyCell">
      <style:table-cell-properties fo:padding="0.05in" fo:border-top="0.5pt solid #CCCCCC" fo:border-bottom="0.5pt solid #CCCCCC" fo:border-left="0.5pt solid #CCCCCC" fo:border-right="0.5pt solid #CCCCCC" style:vertical-align="top"/>
    </style:style>
    <style:style style:name="AltCell" style:family="table-cell" style:display-name="AltCell">
      <style:table-cell-properties fo:padding="0.05in" fo:background-color="#EDF2F9" fo:border-top="0.5pt solid #CCCCCC" fo:border-bottom="0.5pt solid #CCCCCC" fo:border-left="0.5pt solid #CCCCCC" fo:border-right="0.5pt solid #CCCCCC" style:vertical-align="top"/>
    </style:style>
    <style:style style:name="CellText" style:family="paragraph" style:display-name="CellText">
      <style:text-properties fo:font-size="10pt" style:font-name="Liberation Sans"/>
    </style:style>
    <style:style style:name="Col1.8in" style:family="table-column" style:display-name="Col1.8in">
      <style:table-column-properties style:column-width="1.8in"/>
    </style:style>
    <style:style style:name="Col4.7in" style:family="table-column" style:display-name="Col4.7in">
      <style:table-column-properties style:column-width="4.7in"/>
    </style:style>
    <style:style style:name="Col0.4in" style:family="table-column" style:display-name="Col0.4in">
      <style:table-column-properties style:column-width="0.4in"/>
    </style:style>
    <style:style style:name="Col0.9in" style:family="table-column" style:display-name="Col0.9in">
      <style:table-column-properties style:column-width="0.9in"/>
    </style:style>
    <style:style style:name="Col1.0in" style:family="table-column" style:display-name="Col1.0in">
      <style:table-column-properties style:column-width="1.0in"/>
    </style:style>
    <style:style style:name="Col4.2in" style:family="table-column" style:display-name="Col4.2in">
      <style:table-column-properties style:column-width="4.2in"/>
    </style:style>
    <style:style style:name="Col2.2in" style:family="table-column" style:display-name="Col2.2in">
      <style:table-column-properties style:column-width="2.2in"/>
    </style:style>
    <style:style style:name="Col0.6in" style:family="table-column" style:display-name="Col0.6in">
      <style:table-column-properties style:column-width="0.6in"/>
    </style:style>
    <style:style style:name="Col3.7in" style:family="table-column" style:display-name="Col3.7in">
      <style:table-column-properties style:column-width="3.7in"/>
    </style:style>
    <style:style style:name="Col0.35in" style:family="table-column" style:display-name="Col0.35in">
      <style:table-column-properties style:column-width="0.35in"/>
    </style:style>
    <style:style style:name="MCol0.9in" style:family="table-column" style:display-name="Col0.9in">
      <style:table-column-properties style:column-width="0.9in"/>
    </style:style>
    <style:style style:name="Col1.1in" style:family="table-column" style:display-name="Col1.1in">
      <style:table-column-properties style:column-width="1.1in"/>
    </style:style>
    <style:style style:name="Col0.7in" style:family="table-column" style:display-name="Col0.7in">
      <style:table-column-properties style:column-width="0.7in"/>
    </style:style>
    <style:style style:name="Col3.45in" style:family="table-column" style:display-name="Col3.45in">
      <style:table-column-properties style:column-width="3.45in"/>
    </style:style>
    <style:style style:name="MCol0.9in" style:family="table-column" style:display-name="Col0.9in">
      <style:table-column-properties style:column-width="0.9in"/>
    </style:style>
    <style:style style:name="MCol0.7in" style:family="table-column" style:display-name="Col0.7in">
      <style:table-column-properties style:column-width="0.7in"/>
    </style:style>
    <style:style style:name="MCol1.0in" style:family="table-column" style:display-name="Col1.0in">
      <style:table-column-properties style:column-width="1.0in"/>
    </style:style>
    <style:style style:name="Col3.9in" style:family="table-column" style:display-name="Col3.9in">
      <style:table-column-properties style:column-width="3.9in"/>
    </style:style>
  </office:automatic-styles>
  <office:body>
    <office:text>
      <text:p text:style-name="BodyText"/>
      <text:p text:style-name="DocTitle">TEST PROCEDURE</text:p>
      <text:p text:style-name="DocSubtitle">Kenwood KRC-3006</text:p>
      <text:p text:style-name="DocSubtitle">CD Changer Protocol Reverse Engineering</text:p>
      <text:p text:style-name="BodyText"/>
      <table:table table:style-name="MainTable">
        <table:table-column table:style-name="Col1.8in"/>
        <table:table-column table:style-name="Col4.7in"/>
        <table:table-row>
          <table:table-cell table:style-name="HdrCell">
            <text:p text:style-name="HdrText">Field</text:p>
          </table:table-cell>
          <table:table-cell table:style-name="HdrCell">
            <text:p text:style-name="HdrText">Value</text:p>
          </table:table-cell>
        </table:table-row>
        <table:table-row>
          <table:table-cell table:style-name="AltCell">
            <text:p text:style-name="CellText">Document ID</text:p>
          </table:table-cell>
          <table:table-cell table:style-name="AltCell">
            <text:p text:style-name="CellText">TP-KRC3006-01</text:p>
          </table:table-cell>
        </table:table-row>
        <table:table-row>
          <table:table-cell table:style-name="BodyCell">
            <text:p text:style-name="CellText">Revision</text:p>
          </table:table-cell>
          <table:table-cell table:style-name="BodyCell">
            <text:p text:style-name="CellText">B</text:p>
          </table:table-cell>
        </table:table-row>
        <table:table-row>
          <table:table-cell table:style-name="AltCell">
            <text:p text:style-name="CellText">Date</text:p>
          </table:table-cell>
          <table:table-cell table:style-name="AltCell">
            <text:p text:style-name="CellText">2026-04-12</text:p>
          </table:table-cell>
        </table:table-row>
        <table:table-row>
          <table:table-cell table:style-name="BodyCell">
            <text:p text:style-name="CellText">Author</text:p>
          </table:table-cell>
          <table:table-cell table:style-name="BodyCell">
            <text:p text:style-name="CellText">A. Kreager</text:p>
          </table:table-cell>
        </table:table-row>
        <table:table-row>
          <table:table-cell table:style-name="AltCell">
            <text:p text:style-name="CellText">Project</text:p>
          </table:table-cell>
          <table:table-cell table:style-name="AltCell">
            <text:p text:style-name="CellText">Kenwood CD Changer Protocol Emulator (Open Source)</text:p>
          </table:table-cell>
        </table:table-row>
        <table:table-row>
          <table:table-cell table:style-name="BodyCell">
            <text:p text:style-name="CellText">Classification</text:p>
          </table:table-cell>
          <table:table-cell table:style-name="BodyCell">
            <text:p text:style-name="CellText">Public / Open Source</text:p>
          </table:table-cell>
        </table:table-row>
        <table:table-row>
          <table:table-cell table:style-name="AltCell">
            <text:p text:style-name="CellText">Standards Reference</text:p>
          </table:table-cell>
          <table:table-cell table:style-name="AltCell">
            <text:p text:style-name="CellText">Structure modeled on IEEE 829-2008 (Test Documentation)</text:p>
          </table:table-cell>
        </table:table-row>
      </table:table>
      <text:p text:style-name="BodyText"/>
      <text:h text:outline-level="1" text:style-name="Heading1">Revision History</text:h>
      <table:table table:style-name="MainTable">
        <table:table-column table:style-name="Col0.4in"/>
        <table:table-column table:style-name="Col0.9in"/>
        <table:table-column table:style-name="Col1.0in"/>
        <table:table-column table:style-name="Col4.2in"/>
        <table:table-row>
          <table:table-cell table:style-name="HdrCell">
            <text:p text:style-name="HdrText">Rev</text:p>
          </table:table-cell>
          <table:table-cell table:style-name="HdrCell">
            <text:p text:style-name="HdrText">Date</text:p>
          </table:table-cell>
          <table:table-cell table:style-name="HdrCell">
            <text:p text:style-name="HdrText">Author</text:p>
          </table:table-cell>
          <table:table-cell table:style-name="HdrCell">
            <text:p text:style-name="HdrText">Changes</text:p>
          </table:table-cell>
        </table:table-row>
        <table:table-row>
          <table:table-cell table:style-name="AltCell">
            <text:p text:style-name="CellText">A</text:p>
          </table:table-cell>
          <table:table-cell table:style-name="AltCell">
            <text:p text:style-name="CellText">2025</text:p>
          </table:table-cell>
          <table:table-cell table:style-name="AltCell">
            <text:p text:style-name="CellText">A. Kreager</text:p>
          </table:table-cell>
          <table:table-cell table:style-name="AltCell">
            <text:p text:style-name="CellText">Initial release.</text:p>
          </table:table-cell>
        </table:table-row>
        <table:table-row>
          <table:table-cell table:style-name="BodyCell">
            <text:p text:style-name="CellText">B</text:p>
          </table:table-cell>
          <table:table-cell table:style-name="BodyCell">
            <text:p text:style-name="CellText">2026-04-12</text:p>
          </table:table-cell>
          <table:table-cell table:style-name="BodyCell">
            <text:p text:style-name="CellText">A. Kreager</text:p>
          </table:table-cell>
          <table:table-cell table:style-name="BodyCell">
            <text:p text:style-name="CellText">Complete overhaul. Scope restricted to protocol reverse engineering only. Emulation and integration testing separated into TP-KRC3006-03. Replaced KDC-CX85 references with KDC-C717. Added Phase 2B (changer-connected capture through breakout board). Clarified staged power adapter usage. Renumbered phases for logical flow.</text:p>
          </table:table-cell>
        </table:table-row>
      </table:table>
      <text:p text:style-name="BodyText"/>
      <text:h text:outline-level="1" text:style-name="Heading1">1. Purpose and Scope</text:h>
      <text:p text:style-name="BodyText">This document defines the test procedures for reverse engineering the serial communication protocol between a Kenwood KRC-3006 aftermarket car stereo head unit and its companion CD changer, connected via a 13-pin mini-DIN connector. The objective is to fully characterize the protocol—message structure, timing, command set, and handshake behavior—to enable future development of a hardware emulator.</text:p>
      <text:p text:style-name="BodyText">The procedures are structured in sequential test phases, each building on the results of the previous phase. Each phase has defined entry criteria, step-by-step procedures, expected results, and pass/fail criteria. All test results shall be recorded in the companion Test Log workbook (TL-KRC3006-01.ods).</text:p>
      <text:p text:style-name="BodyText">This document covers only protocol capture and analysis. Emulation development and integration testing are covered separately in TP-KRC3006-03.</text:p>
      <text:p text:style-name="BodyText">This document is modeled on the IEEE 829-2008 standard for test documentation, adapted for hardware protocol reverse engineering. It is intended for publication as part of an open-source project and should be treated as a living document updated throughout the project.</text:p>
      <text:h text:outline-level="1" text:style-name="Heading1">2. References and Standards</text:h>
      <text:h text:outline-level="2" text:style-name="Heading2">2.1 Normative References</text:h>
      <text:p text:style-name="IndentBody">• IEEE 829-2008: Standard for Software and System Test Documentation (structural model for this document)</text:p>
      <text:p text:style-name="IndentBody">• IEC 60617: Graphical Symbols for Diagrams (use for any published schematics)</text:p>
      <text:p text:style-name="IndentBody">• Kenwood KRC-3006 Owner’s Manual and Factory Service Manual</text:p>
      <text:p text:style-name="IndentBody">• Kenwood KDC-C717 CD Changer Owner’s Manual and Factory Service Manual</text:p>
      <text:h text:outline-level="2" text:style-name="Heading2">2.2 Informative References</text:h>
      <text:p text:style-name="IndentBody">• Mictronics CDC Protocol Documentation (mictronics.de, archived)</text:p>
      <text:p text:style-name="IndentBody">• Elektroda.pl Kenwood Slim CD Changer Emulator project (user szymtro)</text:p>
      <text:p text:style-name="IndentBody">• AVRFreaks thread: “Kenwood CD Changer → Serial Strings”</text:p>
      <text:p text:style-name="IndentBody">• Pinouts.ru: Kenwood 13-pin DIN CD changer connector pinout</text:p>
      <text:p text:style-name="IndentBody">• sigrok/PulseView documentation (sigrok.org)</text:p>
      <text:h text:outline-level="2" text:style-name="Heading2">2.3 Diagram Standards</text:h>
      <text:p text:style-name="BodyText">For any diagrams published as part of this open-source project, use the following conventions:</text:p>
      <text:p text:style-name="IndentBody">• Schematics: IEC 60617 symbols via KiCad (default symbol library). Export as SVG or PDF.</text:p>
      <text:p text:style-name="IndentBody">• Timing diagrams: Use WaveDrom (wavedrom.com) for JSON-defined digital timing diagrams. These render as SVG and version-control well in Git.</text:p>
      <text:p text:style-name="IndentBody">• State machine diagrams: Use Mermaid (mermaid.js.org) stateDiagram-v2 syntax for protocol state machines.</text:p>
      <text:p text:style-name="IndentBody">• Block diagrams: Use draw.io (diagrams.net) with the Electrical Engineering shape library. Save as .drawio.svg for embedded editing.</text:p>
      <text:p text:style-name="BodyText">All diagrams should be committed to the repository in both source format (JSON, Mermaid text, .drawio) and rendered format (SVG, PNG, or PDF) for accessibility.</text:p>
      <text:h text:outline-level="1" text:style-name="Heading1">3. Equipment and Materials</text:h>
      <text:p text:style-name="BodyText">All equipment used for testing should be recorded on the Equipment Register tab of the test log workbook, including serial numbers where applicable. This provides traceability per ISO 9001:2015 §7.1.5 principles.</text:p>
      <table:table table:style-name="MainTable">
        <table:table-column table:style-name="Col2.2in"/>
        <table:table-column table:style-name="Col0.6in"/>
        <table:table-column table:style-name="Col3.7in"/>
        <table:table-row>
          <table:table-cell table:style-name="HdrCell">
            <text:p text:style-name="HdrText">Equipment / Component</text:p>
          </table:table-cell>
          <table:table-cell table:style-name="HdrCell">
            <text:p text:style-name="HdrText">Ref ID</text:p>
          </table:table-cell>
          <table:table-cell table:style-name="HdrCell">
            <text:p text:style-name="HdrText">Purpose / Notes</text:p>
          </table:table-cell>
        </table:table-row>
        <table:table-row>
          <table:table-cell table:style-name="AltCell">
            <text:p text:style-name="CellText">Kenwood KRC-3006 Head Unit</text:p>
          </table:table-cell>
          <table:table-cell table:style-name="AltCell">
            <text:p text:style-name="CellText">KEN-01</text:p>
          </table:table-cell>
          <table:table-cell table:style-name="AltCell">
            <text:p text:style-name="CellText">Device under test; the stereo being reverse engineered.</text:p>
          </table:table-cell>
        </table:table-row>
        <table:table-row>
          <table:table-cell table:style-name="BodyCell">
            <text:p text:style-name="CellText">Kenwood KDC-C717 CD Changer</text:p>
          </table:table-cell>
          <table:table-cell table:style-name="BodyCell">
            <text:p text:style-name="CellText">KEN-02</text:p>
          </table:table-cell>
          <table:table-cell table:style-name="BodyCell">
            <text:p text:style-name="CellText">Known-working changer for sniffing protocol traffic.</text:p>
          </table:table-cell>
        </table:table-row>
        <table:table-row>
          <table:table-cell table:style-name="AltCell">
            <text:p text:style-name="CellText">Regulated Bench Power Supply</text:p>
          </table:table-cell>
          <table:table-cell table:style-name="AltCell">
            <text:p text:style-name="CellText">PWR-01</text:p>
          </table:table-cell>
          <table:table-cell table:style-name="AltCell">
            <text:p text:style-name="CellText">Powers the head unit outside the vehicle.</text:p>
          </table:table-cell>
        </table:table-row>
        <table:table-row>
          <table:table-cell table:style-name="BodyCell">
            <text:p text:style-name="CellText">Staged Power Adapter</text:p>
          </table:table-cell>
          <table:table-cell table:style-name="BodyCell">
            <text:p text:style-name="CellText">PWR-02</text:p>
          </table:table-cell>
          <table:table-cell table:style-name="BodyCell">
            <text:p text:style-name="CellText">Custom adapter with two toggle switches: one for constant (battery) power and one for switched ignition power. Allows the bench PSU to remain energized and stable while removing all power from the head unit for reconfiguration.</text:p>
          </table:table-cell>
        </table:table-row>
        <table:table-row>
          <table:table-cell table:style-name="AltCell">
            <text:p text:style-name="CellText">KRC-3006 DC Cord</text:p>
          </table:table-cell>
          <table:table-cell table:style-name="AltCell">
            <text:p text:style-name="CellText">PWR-03</text:p>
          </table:table-cell>
          <table:table-cell table:style-name="AltCell">
            <text:p text:style-name="CellText">Head unit power and speaker leads.</text:p>
          </table:table-cell>
        </table:table-row>
        <table:table-row>
          <table:table-cell table:style-name="BodyCell">
            <text:p text:style-name="CellText">USB Logic Analyzer (24 MHz / 8 ch)</text:p>
          </table:table-cell>
          <table:table-cell table:style-name="BodyCell">
            <text:p text:style-name="CellText">LA-01</text:p>
          </table:table-cell>
          <table:table-cell table:style-name="BodyCell">
            <text:p text:style-name="CellText">SparkFun TOL-18627 or equivalent Saleae-compatible clone.</text:p>
          </table:table-cell>
        </table:table-row>
        <table:table-row>
          <table:table-cell table:style-name="AltCell">
            <text:p text:style-name="CellText">Digital Multimeter</text:p>
          </table:table-cell>
          <table:table-cell table:style-name="AltCell">
            <text:p text:style-name="CellText">DMM-01</text:p>
          </table:table-cell>
          <table:table-cell table:style-name="AltCell">
            <text:p text:style-name="CellText">Minimum: DC voltage, continuity; preferably auto-ranging.</text:p>
          </table:table-cell>
        </table:table-row>
        <table:table-row>
          <table:table-cell table:style-name="BodyCell">
            <text:p text:style-name="CellText">13-Pin DIN Cable</text:p>
          </table:table-cell>
          <table:table-cell table:style-name="BodyCell">
            <text:p text:style-name="CellText">CBL-01</text:p>
          </table:table-cell>
          <table:table-cell table:style-name="BodyCell">
            <text:p text:style-name="CellText">Male connector Kenwood changer cable.</text:p>
          </table:table-cell>
        </table:table-row>
        <table:table-row>
          <table:table-cell table:style-name="AltCell">
            <text:p text:style-name="CellText">13-Pin Mini-DIN Breakout Board</text:p>
          </table:table-cell>
          <table:table-cell table:style-name="AltCell">
            <text:p text:style-name="CellText">MOD-02</text:p>
          </table:table-cell>
          <table:table-cell table:style-name="AltCell">
            <text:p text:style-name="CellText">Prototyping connections during development.</text:p>
          </table:table-cell>
        </table:table-row>
        <table:table-row>
          <table:table-cell table:style-name="BodyCell">
            <text:p text:style-name="CellText">Changer Cable Breakout Pass-Through Board</text:p>
          </table:table-cell>
          <table:table-cell table:style-name="BodyCell">
            <text:p text:style-name="CellText">MOD-03</text:p>
          </table:table-cell>
          <table:table-cell table:style-name="BodyCell">
            <text:p text:style-name="CellText">Custom PCB (DN-KRC3006-04) with CD changer protocol pass-through and optional audio pass-through, interception, or injection.</text:p>
          </table:table-cell>
        </table:table-row>
        <table:table-row>
          <table:table-cell table:style-name="AltCell">
            <text:p text:style-name="CellText">PulseView Software (sigrok)</text:p>
          </table:table-cell>
          <table:table-cell table:style-name="AltCell">
            <text:p text:style-name="CellText">SW-01</text:p>
          </table:table-cell>
          <table:table-cell table:style-name="AltCell">
            <text:p text:style-name="CellText">Open-source logic analyzer capture and decode software.</text:p>
          </table:table-cell>
        </table:table-row>
      </table:table>
      <text:p text:style-name="BodyText"/>
      <text:p text:style-name="CautionText"><text:span text:style-name="BoldSpan">CAUTION: </text:span>The head unit operates at 12 V automotive voltage. Ensure the bench power supply has current limiting set to 2 A maximum. Never apply power with reversed polarity. Use a fused connection or inline fuse holder during early testing.</text:p>
      <text:h text:outline-level="1" text:style-name="Heading1">4. Test Phases</text:h>
      <text:p text:style-name="BodyText">Testing is divided into sequential phases. Each phase has entry criteria that must be satisfied before beginning. Do not skip phases; later phases depend on validated results from earlier ones.</text:p>
      <text:h text:outline-level="2" text:style-name="Heading2">4.1 Phase 1: Bench Setup and Static Verification</text:h>
      <text:p text:style-name="BodyText"><text:span text:style-name="BoldSpan">Objective: </text:span>Establish a powered bench test setup and verify the 13-pin DIN connector pinout against the factory service manual schematic. Confirm power, ground, and signal voltage levels with no changer connected.</text:p>
      <text:p text:style-name="BodyText"><text:span text:style-name="BoldSpan">Entry Criteria: </text:span>Head unit (KEN-01), bench PSU (PWR-01), staged power adapter (PWR-02), KRC-3006 DC cord (PWR-03), multimeter (DMM-01), 13-pin mini-DIN cable (CBL-01), 13-pin mini-DIN breakout (MOD-02), and service manual available.</text:p>
      <text:p text:style-name="BodyText"><text:span text:style-name="BoldSpan">Reference: </text:span>Record all measurements on Test Log Tab “Phase 1 — Static Verification.”</text:p>
      <text:h text:outline-level="3" text:style-name="Heading3">4.1.1 Power Harness Preparation</text:h>
      <text:p text:style-name="IndentBody"><text:span text:style-name="BoldSpan">1. </text:span>Identify the head unit power connector using the service manual wiring diagram. Locate the +12 V constant (B+), +12 V accessory/ignition (ACC), ground (GND), and illumination wires.</text:p>
      <text:p text:style-name="IndentBody"><text:span text:style-name="BoldSpan">2. </text:span>Set the bench PSU to 12.0 V with a current limit of 2.0 A. Do not turn on yet.</text:p>
      <text:p text:style-name="IndentBody"><text:span text:style-name="BoldSpan">3. </text:span>Connect the bench power supply output to the staged power adapter input. Ensure both toggle switches (constant power and ignition power) are in the OFF position.</text:p>
      <text:p text:style-name="IndentBody"><text:span text:style-name="BoldSpan">4. </text:span>Connect the staged power adapter output harness to the head unit DC cord.</text:p>
      <text:p text:style-name="CautionText"><text:span text:style-name="BoldSpan">CAUTION: </text:span>The KRC-3006 may draw a brief inrush current on power-up. If the PSU trips, increase the current limit to 3 A momentarily, then reduce after startup. Typical running current is 0.5–1.5 A.</text:p>
      <text:h text:outline-level="3" text:style-name="Heading3">4.1.2 Initial Power-Up</text:h>
      <text:p text:style-name="IndentBody"><text:span text:style-name="BoldSpan">1. </text:span>Turn on the bench PSU.</text:p>
      <text:p text:style-name="IndentBody"><text:span text:style-name="BoldSpan">2. </text:span>Turn on the constant-power toggle on the staged power adapter. This provides battery-unswitched power (B+) to the head unit for memory retention.</text:p>
      <text:p text:style-name="IndentBody"><text:span text:style-name="BoldSpan">3. </text:span>Turn on the ignition-power toggle on the staged power adapter. Verify the head unit powers on and displays normally.</text:p>
      <text:p text:style-name="IndentBody"><text:span text:style-name="BoldSpan">4. </text:span>Record the steady-state current draw on the test log (expected: 0.5–1.5 A at idle with no audio playing).</text:p>
      <text:p text:style-name="IndentBody"><text:span text:style-name="BoldSpan">5. </text:span>Set the head unit source to CD CHANGER (may require pressing SRC or a dedicated CD-CH button). The display should show an error or searching message (e.g., “NO MAGAZINE” or “NO DISC”). Record the exact display text.</text:p>
      <text:h text:outline-level="3" text:style-name="Heading3">4.1.3 13-Pin DIN Static Voltage Measurements</text:h>
      <text:p text:style-name="IndentBody"><text:span text:style-name="BoldSpan">1. </text:span>With the head unit powered on and set to CD changer source, use the multimeter to measure DC voltage on each of the 13 pins relative to pin 2 (digital ground). Record every measurement on the test log form.</text:p>
      <text:p text:style-name="IndentBody"><text:span text:style-name="BoldSpan">2. </text:span>Cross-reference each measured voltage against the expected values in the following pinout table. Flag any discrepancies for investigation.</text:p>
      <text:p text:style-name="BodyText"/>
      <text:p text:style-name="BodyText"><text:span text:style-name="BoldSpan">Expected 13-Pin DIN Pinout </text:span>(based on published documentation and service manual cross-reference):</text:p>
      <table:table table:style-name="MainTable">
        <table:table-column table:style-name="Col0.35in"/>
        <table:table-column table:style-name="MCol0.9in"/>
        <table:table-column table:style-name="Col1.1in"/>
        <table:table-column table:style-name="Col0.7in"/>
        <table:table-column table:style-name="Col3.45in"/>
        <table:table-row>
          <table:table-cell table:style-name="HdrCell">
            <text:p text:style-name="HdrText">Pin</text:p>
          </table:table-cell>
          <table:table-cell table:style-name="HdrCell">
            <text:p text:style-name="HdrText">Signal Name</text:p>
          </table:table-cell>
          <table:table-cell table:style-name="HdrCell">
            <text:p text:style-name="HdrText">Function</text:p>
          </table:table-cell>
          <table:table-cell table:style-name="HdrCell">
            <text:p text:style-name="HdrText">Direction</text:p>
          </table:table-cell>
          <table:table-cell table:style-name="HdrCell">
            <text:p text:style-name="HdrText">Notes</text:p>
          </table:table-cell>
        </table:table-row>
        <table:table-row>
          <table:table-cell table:style-name="AltCell">
            <text:p text:style-name="CellText">1</text:p>
          </table:table-cell>
          <table:table-cell table:style-name="AltCell">
            <text:p text:style-name="CellText">CH-REQH</text:p>
          </table:table-cell>
          <table:table-cell table:style-name="AltCell">
            <text:p text:style-name="CellText">Request (H→C)</text:p>
          </table:table-cell>
          <table:table-cell table:style-name="AltCell">
            <text:p text:style-name="CellText">Output</text:p>
          </table:table-cell>
          <table:table-cell table:style-name="AltCell">
            <text:p text:style-name="CellText">Head unit pulls LOW to initiate transfer</text:p>
          </table:table-cell>
        </table:table-row>
        <table:table-row>
          <table:table-cell table:style-name="BodyCell">
            <text:p text:style-name="CellText">2</text:p>
          </table:table-cell>
          <table:table-cell table:style-name="BodyCell">
            <text:p text:style-name="CellText">GND</text:p>
          </table:table-cell>
          <table:table-cell table:style-name="BodyCell">
            <text:p text:style-name="CellText">Digital Ground</text:p>
          </table:table-cell>
          <table:table-cell table:style-name="BodyCell">
            <text:p text:style-name="CellText">—</text:p>
          </table:table-cell>
          <table:table-cell table:style-name="BodyCell">
            <text:p text:style-name="CellText">Primary ground reference for all signals</text:p>
          </table:table-cell>
        </table:table-row>
        <table:table-row>
          <table:table-cell table:style-name="AltCell">
            <text:p text:style-name="CellText">3</text:p>
          </table:table-cell>
          <table:table-cell table:style-name="AltCell">
            <text:p text:style-name="CellText">+12V</text:p>
          </table:table-cell>
          <table:table-cell table:style-name="AltCell">
            <text:p text:style-name="CellText">Power Supply</text:p>
          </table:table-cell>
          <table:table-cell table:style-name="AltCell">
            <text:p text:style-name="CellText">Output</text:p>
          </table:table-cell>
          <table:table-cell table:style-name="AltCell">
            <text:p text:style-name="CellText">Battery voltage to power changer (≈300 mA typical)</text:p>
          </table:table-cell>
        </table:table-row>
        <table:table-row>
          <table:table-cell table:style-name="BodyCell">
            <text:p text:style-name="CellText">4</text:p>
          </table:table-cell>
          <table:table-cell table:style-name="BodyCell">
            <text:p text:style-name="CellText">CH-CON</text:p>
          </table:table-cell>
          <table:table-cell table:style-name="BodyCell">
            <text:p text:style-name="CellText">Changer Connect</text:p>
          </table:table-cell>
          <table:table-cell table:style-name="BodyCell">
            <text:p text:style-name="CellText">Output</text:p>
          </table:table-cell>
          <table:table-cell table:style-name="BodyCell">
            <text:p text:style-name="CellText">Active-LOW when head unit activates CD changer mode (verify Phase 1)</text:p>
          </table:table-cell>
        </table:table-row>
        <table:table-row>
          <table:table-cell table:style-name="AltCell">
            <text:p text:style-name="CellText">5</text:p>
          </table:table-cell>
          <table:table-cell table:style-name="AltCell">
            <text:p text:style-name="CellText">CH-MUTE</text:p>
          </table:table-cell>
          <table:table-cell table:style-name="AltCell">
            <text:p text:style-name="CellText">Mute Request</text:p>
          </table:table-cell>
          <table:table-cell table:style-name="AltCell">
            <text:p text:style-name="CellText">Input</text:p>
          </table:table-cell>
          <table:table-cell table:style-name="AltCell">
            <text:p text:style-name="CellText">Changer pulls LOW to mute audio during disc changes</text:p>
          </table:table-cell>
        </table:table-row>
        <table:table-row>
          <table:table-cell table:style-name="BodyCell">
            <text:p text:style-name="CellText">6</text:p>
          </table:table-cell>
          <table:table-cell table:style-name="BodyCell">
            <text:p text:style-name="CellText">AGND</text:p>
          </table:table-cell>
          <table:table-cell table:style-name="BodyCell">
            <text:p text:style-name="CellText">Audio Ground</text:p>
          </table:table-cell>
          <table:table-cell table:style-name="BodyCell">
            <text:p text:style-name="CellText">—</text:p>
          </table:table-cell>
          <table:table-cell table:style-name="BodyCell">
            <text:p text:style-name="CellText">Separate ground for audio signals; verify continuity to pin 2</text:p>
          </table:table-cell>
        </table:table-row>
        <table:table-row>
          <table:table-cell table:style-name="AltCell">
            <text:p text:style-name="CellText">7</text:p>
          </table:table-cell>
          <table:table-cell table:style-name="AltCell">
            <text:p text:style-name="CellText">CH-RST</text:p>
          </table:table-cell>
          <table:table-cell table:style-name="AltCell">
            <text:p text:style-name="CellText">Reset</text:p>
          </table:table-cell>
          <table:table-cell table:style-name="AltCell">
            <text:p text:style-name="CellText">Output</text:p>
          </table:table-cell>
          <table:table-cell table:style-name="AltCell">
            <text:p text:style-name="CellText">Reset pulse from head unit on power-up or error recovery</text:p>
          </table:table-cell>
        </table:table-row>
        <table:table-row>
          <table:table-cell table:style-name="BodyCell">
            <text:p text:style-name="CellText">8</text:p>
          </table:table-cell>
          <table:table-cell table:style-name="BodyCell">
            <text:p text:style-name="CellText">R-CH</text:p>
          </table:table-cell>
          <table:table-cell table:style-name="BodyCell">
            <text:p text:style-name="CellText">Right Audio</text:p>
          </table:table-cell>
          <table:table-cell table:style-name="BodyCell">
            <text:p text:style-name="CellText">Input</text:p>
          </table:table-cell>
          <table:table-cell table:style-name="BodyCell">
            <text:p text:style-name="CellText">Right channel analog audio from changer (≈1–2 V RMS)</text:p>
          </table:table-cell>
        </table:table-row>
        <table:table-row>
          <table:table-cell table:style-name="AltCell">
            <text:p text:style-name="CellText">9</text:p>
          </table:table-cell>
          <table:table-cell table:style-name="AltCell">
            <text:p text:style-name="CellText">CH-REQC</text:p>
          </table:table-cell>
          <table:table-cell table:style-name="AltCell">
            <text:p text:style-name="CellText">Request (C→H)</text:p>
          </table:table-cell>
          <table:table-cell table:style-name="AltCell">
            <text:p text:style-name="CellText">Input</text:p>
          </table:table-cell>
          <table:table-cell table:style-name="AltCell">
            <text:p text:style-name="CellText">Changer pulls LOW to initiate or acknowledge transfer</text:p>
          </table:table-cell>
        </table:table-row>
        <table:table-row>
          <table:table-cell table:style-name="BodyCell">
            <text:p text:style-name="CellText">10</text:p>
          </table:table-cell>
          <table:table-cell table:style-name="BodyCell">
            <text:p text:style-name="CellText">CH-DATAC</text:p>
          </table:table-cell>
          <table:table-cell table:style-name="BodyCell">
            <text:p text:style-name="CellText">Data (C→H)</text:p>
          </table:table-cell>
          <table:table-cell table:style-name="BodyCell">
            <text:p text:style-name="CellText">Input</text:p>
          </table:table-cell>
          <table:table-cell table:style-name="BodyCell">
            <text:p text:style-name="CellText">Changer-to-head-unit serial data, valid on falling CLK edge</text:p>
          </table:table-cell>
        </table:table-row>
        <table:table-row>
          <table:table-cell table:style-name="AltCell">
            <text:p text:style-name="CellText">11</text:p>
          </table:table-cell>
          <table:table-cell table:style-name="AltCell">
            <text:p text:style-name="CellText">CH-DATAH</text:p>
          </table:table-cell>
          <table:table-cell table:style-name="AltCell">
            <text:p text:style-name="CellText">Data (H→C)</text:p>
          </table:table-cell>
          <table:table-cell table:style-name="AltCell">
            <text:p text:style-name="CellText">Output</text:p>
          </table:table-cell>
          <table:table-cell table:style-name="AltCell">
            <text:p text:style-name="CellText">Head-unit-to-changer serial data, valid on rising CLK edge</text:p>
          </table:table-cell>
        </table:table-row>
        <table:table-row>
          <table:table-cell table:style-name="BodyCell">
            <text:p text:style-name="CellText">12</text:p>
          </table:table-cell>
          <table:table-cell table:style-name="BodyCell">
            <text:p text:style-name="CellText">L-CH</text:p>
          </table:table-cell>
          <table:table-cell table:style-name="BodyCell">
            <text:p text:style-name="CellText">Left Audio</text:p>
          </table:table-cell>
          <table:table-cell table:style-name="BodyCell">
            <text:p text:style-name="CellText">Input</text:p>
          </table:table-cell>
          <table:table-cell table:style-name="BodyCell">
            <text:p text:style-name="CellText">Left channel analog audio from changer (≈1–2 V RMS)</text:p>
          </table:table-cell>
        </table:table-row>
        <table:table-row>
          <table:table-cell table:style-name="AltCell">
            <text:p text:style-name="CellText">13</text:p>
          </table:table-cell>
          <table:table-cell table:style-name="AltCell">
            <text:p text:style-name="CellText">CLK</text:p>
          </table:table-cell>
          <table:table-cell table:style-name="AltCell">
            <text:p text:style-name="CellText">Clock</text:p>
          </table:table-cell>
          <table:table-cell table:style-name="AltCell">
            <text:p text:style-name="CellText">Output</text:p>
          </table:table-cell>
          <table:table-cell table:style-name="AltCell">
            <text:p text:style-name="CellText">125 kHz synchronous clock generated by head unit</text:p>
          </table:table-cell>
        </table:table-row>
      </table:table>
      <text:p text:style-name="BodyText"/>
      <text:p text:style-name="IndentBody"><text:span text:style-name="BoldSpan">3. </text:span>Verify pin 3 shows +12 V (±0.5 V). This confirms the head unit supplies power through the changer port.</text:p>
      <text:p text:style-name="IndentBody"><text:span text:style-name="BoldSpan">4. </text:span>Verify pin 4 (CH-CON) state when CD changer source is selected and when switched to another source (radio, tape). Toggle the source and record both states. Note: CH-CON is expected to be active-LOW per service manual analysis; confirm polarity.</text:p>
      <text:p text:style-name="IndentBody"><text:span text:style-name="BoldSpan">5. </text:span>Measure pin 13 (CLK). If the head unit is actively polling for a changer, you may see a DC average voltage between 0 and 5 V (the clock is toggling). A true 0 V or 5 V means the clock is static. Record the observed value.</text:p>
      <text:p text:style-name="IndentBody"><text:span text:style-name="BoldSpan">6. </text:span>Verify pin 6 (audio ground) has continuity to pin 2 (digital ground) OR is isolated. Record which. If isolated, this confirms separate audio and digital ground planes, which affects the emulator grounding strategy.</text:p>
      <text:p text:style-name="PassCriteria"><text:span text:style-name="BoldSpan">Pass Criteria: </text:span>Pin 2 is ground. Pin 3 reads 11.5–12.5 V. Pin 4 toggles with source selection. All pins measured and recorded. No unexpected short circuits detected.</text:p>
      <text:p text:style-name="PassCriteria"><text:span text:style-name="BoldSpan">Incident Handling: </text:span>If pin 3 shows 0 V, check whether the head unit requires ACC/ignition to enable changer power. If any signal pin shows a voltage outside the 0–5.5 V range, STOP and investigate using the service manual schematic before connecting the logic analyzer.</text:p>
      <text:h text:outline-level="2" text:style-name="Heading2">4.2 Phase 2A: Idle Protocol Capture — Head Unit Only</text:h>
      <text:p text:style-name="BodyText"><text:span text:style-name="BoldSpan">Objective: </text:span>Capture the head unit’s polling/initialization messages sent when no changer is connected. These unanswered transmissions reveal the message structure, timing, and initialization sequence without needing to generate any responses.</text:p>
      <text:p text:style-name="BodyText"><text:span text:style-name="BoldSpan">Entry Criteria: </text:span>Phase 1 passed. Logic analyzer (LA-01) available. PulseView software installed and verified working with the analyzer.</text:p>
      <text:p text:style-name="BodyText"><text:span text:style-name="BoldSpan">Reference: </text:span>Record results on Test Log Tab “Phase 2 — Idle Capture.”</text:p>
      <text:h text:outline-level="3" text:style-name="Heading3">4.2.1 Logic Analyzer Setup</text:h>
      <text:p text:style-name="IndentBody"><text:span text:style-name="BoldSpan">1. </text:span>Install PulseView on your computer. Connect the logic analyzer via USB and verify it is recognized (Devices menu should show “fx2lafw” or similar).</text:p>
      <text:p text:style-name="IndentBody"><text:span text:style-name="BoldSpan">2. </text:span>Connect the logic analyzer channels to the 13-pin DIN connector as follows. Use the jumper wires included with the analyzer. Connect the analyzer’s GND to pin 2 of the DIN connector breakout.</text:p>
      <table:table table:style-name="MainTable">
        <table:table-column table:style-name="MCol0.9in"/>
        <table:table-column table:style-name="MCol0.7in"/>
        <table:table-column table:style-name="MCol1.0in"/>
        <table:table-column table:style-name="Col3.9in"/>
        <table:table-row>
          <table:table-cell table:style-name="HdrCell">
            <text:p text:style-name="HdrText">LA Channel</text:p>
          </table:table-cell>
          <table:table-cell table:style-name="HdrCell">
            <text:p text:style-name="HdrText">DIN Pin</text:p>
          </table:table-cell>
          <table:table-cell table:style-name="HdrCell">
            <text:p text:style-name="HdrText">Signal Name</text:p>
          </table:table-cell>
          <table:table-cell table:style-name="HdrCell">
            <text:p text:style-name="HdrText">Purpose</text:p>
          </table:table-cell>
        </table:table-row>
        <table:table-row>
          <table:table-cell table:style-name="AltCell">
            <text:p text:style-name="CellText">CH0 (D0)</text:p>
          </table:table-cell>
          <table:table-cell table:style-name="AltCell">
            <text:p text:style-name="CellText">Pin 13</text:p>
          </table:table-cell>
          <table:table-cell table:style-name="AltCell">
            <text:p text:style-name="CellText">CLK</text:p>
          </table:table-cell>
          <table:table-cell table:style-name="AltCell">
            <text:p text:style-name="CellText">Synchronous clock from head unit</text:p>
          </table:table-cell>
        </table:table-row>
        <table:table-row>
          <table:table-cell table:style-name="BodyCell">
            <text:p text:style-name="CellText">CH1 (D1)</text:p>
          </table:table-cell>
          <table:table-cell table:style-name="BodyCell">
            <text:p text:style-name="CellText">Pin 11</text:p>
          </table:table-cell>
          <table:table-cell table:style-name="BodyCell">
            <text:p text:style-name="CellText">CH-DATAH</text:p>
          </table:table-cell>
          <table:table-cell table:style-name="BodyCell">
            <text:p text:style-name="CellText">Data: head unit → changer</text:p>
          </table:table-cell>
        </table:table-row>
        <table:table-row>
          <table:table-cell table:style-name="AltCell">
            <text:p text:style-name="CellText">CH2 (D2)</text:p>
          </table:table-cell>
          <table:table-cell table:style-name="AltCell">
            <text:p text:style-name="CellText">Pin 10</text:p>
          </table:table-cell>
          <table:table-cell table:style-name="AltCell">
            <text:p text:style-name="CellText">CH-DATAC</text:p>
          </table:table-cell>
          <table:table-cell table:style-name="AltCell">
            <text:p text:style-name="CellText">Data: changer → head unit</text:p>
          </table:table-cell>
        </table:table-row>
        <table:table-row>
          <table:table-cell table:style-name="BodyCell">
            <text:p text:style-name="CellText">CH3 (D3)</text:p>
          </table:table-cell>
          <table:table-cell table:style-name="BodyCell">
            <text:p text:style-name="CellText">Pin 1</text:p>
          </table:table-cell>
          <table:table-cell table:style-name="BodyCell">
            <text:p text:style-name="CellText">CH-REQH</text:p>
          </table:table-cell>
          <table:table-cell table:style-name="BodyCell">
            <text:p text:style-name="CellText">Request handshake from head unit</text:p>
          </table:table-cell>
        </table:table-row>
        <table:table-row>
          <table:table-cell table:style-name="AltCell">
            <text:p text:style-name="CellText">CH4 (D4)</text:p>
          </table:table-cell>
          <table:table-cell table:style-name="AltCell">
            <text:p text:style-name="CellText">Pin 9</text:p>
          </table:table-cell>
          <table:table-cell table:style-name="AltCell">
            <text:p text:style-name="CellText">CH-REQC</text:p>
          </table:table-cell>
          <table:table-cell table:style-name="AltCell">
            <text:p text:style-name="CellText">Request handshake from changer</text:p>
          </table:table-cell>
        </table:table-row>
        <table:table-row>
          <table:table-cell table:style-name="BodyCell">
            <text:p text:style-name="CellText">CH5 (D5)</text:p>
          </table:table-cell>
          <table:table-cell table:style-name="BodyCell">
            <text:p text:style-name="CellText">Pin 4</text:p>
          </table:table-cell>
          <table:table-cell table:style-name="BodyCell">
            <text:p text:style-name="CellText">CH-CON</text:p>
          </table:table-cell>
          <table:table-cell table:style-name="BodyCell">
            <text:p text:style-name="CellText">Changer connect/enable</text:p>
          </table:table-cell>
        </table:table-row>
        <table:table-row>
          <table:table-cell table:style-name="AltCell">
            <text:p text:style-name="CellText">CH6 (D6)</text:p>
          </table:table-cell>
          <table:table-cell table:style-name="AltCell">
            <text:p text:style-name="CellText">Pin 7</text:p>
          </table:table-cell>
          <table:table-cell table:style-name="AltCell">
            <text:p text:style-name="CellText">CH-RST</text:p>
          </table:table-cell>
          <table:table-cell table:style-name="AltCell">
            <text:p text:style-name="CellText">Reset signal</text:p>
          </table:table-cell>
        </table:table-row>
        <table:table-row>
          <table:table-cell table:style-name="BodyCell">
            <text:p text:style-name="CellText">GND</text:p>
          </table:table-cell>
          <table:table-cell table:style-name="BodyCell">
            <text:p text:style-name="CellText">Pin 2</text:p>
          </table:table-cell>
          <table:table-cell table:style-name="BodyCell">
            <text:p text:style-name="CellText">GND</text:p>
          </table:table-cell>
          <table:table-cell table:style-name="BodyCell">
            <text:p text:style-name="CellText">Ground reference</text:p>
          </table:table-cell>
        </table:table-row>
      </table:table>
      <text:p text:style-name="BodyText"/>
      <text:p text:style-name="NoteText"><text:span text:style-name="BoldSpan">NOTE: </text:span>Per SparkFun’s documentation, the GND pin adjacent to CH6 on some analyzer units may not be true ground. Use the GND pin at the opposite end of the header, or verify with your multimeter first.</text:p>
      <text:p text:style-name="IndentBody"><text:span text:style-name="BoldSpan">3. </text:span>In PulseView, set the sample rate to 1 MHz (8× oversampling of the 125 kHz clock gives clean capture without excessive file sizes). Set the sample count to 2M samples (2 seconds of capture).</text:p>
      <text:h text:outline-level="3" text:style-name="Heading3">4.2.2 Idle Capture Procedure</text:h>
      <text:p text:style-name="IndentBody"><text:span text:style-name="BoldSpan">1. </text:span>Power on the head unit. Select CD changer as the source.</text:p>
      <text:p text:style-name="IndentBody"><text:span text:style-name="BoldSpan">2. </text:span>Wait 10 seconds for the head unit to enter its polling loop. Some head units send initialization sequences immediately; others wait before beginning periodic polls.</text:p>
      <text:p text:style-name="IndentBody"><text:span text:style-name="BoldSpan">3. </text:span>In PulseView, click “Run” to begin capture. Let it capture the full 2-second window.</text:p>
      <text:p text:style-name="IndentBody"><text:span text:style-name="BoldSpan">4. </text:span>Examine the capture. Look for the following characteristics and record them on the test log:</text:p>
      <text:p text:style-name="IndentBody">• Is the clock (CH0) running continuously, or does it burst during transmissions only?</text:p>
      <text:p text:style-name="IndentBody">• What is the measured clock frequency? (Use PulseView’s frequency measurement on the CLK channel.)</text:p>
      <text:p text:style-name="IndentBody">• How frequently do transmission bursts occur? (Measure the interval between consecutive polling attempts.)</text:p>
      <text:p text:style-name="IndentBody">• What is the state of CH-REQH (CH3) during transmissions? (Expected: pulls LOW before data, returns HIGH after.)</text:p>
      <text:p text:style-name="IndentBody">• Is any data visible on CH-DATAH (CH1)? (Expected: yes — the head unit sends polling bytes.)</text:p>
      <text:p text:style-name="IndentBody">• Is CH-DATAC (CH2) completely flat? (Expected: yes — no changer is connected to respond.)</text:p>
      <text:p text:style-name="IndentBody"><text:span text:style-name="BoldSpan">5. </text:span>Save the capture file in PulseView’s native .sr format AND export a screenshot/PNG of a single complete polling message. Name the files with the pattern: P2A_idle_capture_001.sr and P2A_idle_capture_001.png.</text:p>
      <text:p text:style-name="IndentBody"><text:span text:style-name="BoldSpan">6. </text:span>Repeat the capture at least 3 times to verify the polling pattern is consistent. Record any variations.</text:p>
      <text:h text:outline-level="3" text:style-name="Heading3">4.2.3 Idle Message Decoding</text:h>
      <text:p text:style-name="IndentBody"><text:span text:style-name="BoldSpan">1. </text:span>Zoom into a single polling message in PulseView. Identify the start and end of the data frame by observing when CH-REQH goes LOW and returns HIGH.</text:p>
      <text:p text:style-name="IndentBody"><text:span text:style-name="BoldSpan">2. </text:span>Count the number of clock cycles during the transmission. This tells you the total bits transmitted.</text:p>
      <text:p text:style-name="IndentBody"><text:span text:style-name="BoldSpan">3. </text:span>Try PulseView’s SPI protocol decoder: set CH0 as CLK, CH1 as MOSI (head unit data), and CH2 as MISO (changer data). Set clock polarity and phase to capture data on the rising edge, MSB first.</text:p>
      <text:p text:style-name="IndentBody"><text:span text:style-name="BoldSpan">4. </text:span>Record the decoded bytes in hexadecimal. Compare these bytes against the Mictronics protocol documentation. The first bytes should match a known address/header pattern.</text:p>
      <text:p text:style-name="IndentBody"><text:span text:style-name="BoldSpan">5. </text:span>If the SPI decoder doesn’t produce clean results (possible due to the custom handshake), manually decode: mark each rising clock edge on CH0, read the corresponding bit value from CH1, and group into bytes (MSB first, 8 bits per byte).</text:p>
      <text:p text:style-name="IndentBody"><text:span text:style-name="BoldSpan">6. </text:span>Document the complete idle polling message structure: header bytes, command byte, data bytes (if any), and total message length. Record this on the test log.</text:p>
      <text:p text:style-name="PassCriteria"><text:span text:style-name="BoldSpan">Pass Criteria: </text:span>At least one complete idle polling message decoded to hex bytes. Clock frequency measured. Polling interval measured. Message structure identified and compared against published protocol documentation. All captures saved.</text:p>
      <text:h text:outline-level="2" text:style-name="Heading2">4.3 Phase 2B: Protocol Capture — With CD Changer</text:h>
      <text:p text:style-name="BodyText"><text:span text:style-name="BoldSpan">Objective: </text:span>Capture bidirectional protocol traffic between the head unit and a known-working KDC-C717 CD changer connected through the breakout pass-through board (MOD-03). Observe the full initialization handshake, status polling, and changer responses.</text:p>
      <text:p text:style-name="BodyText"><text:span text:style-name="BoldSpan">Entry Criteria: </text:span>Phase 2A passed. KDC-C717 changer (KEN-02) available and loaded with a known-good disc magazine. Breakout pass-through board (MOD-03) assembled, verified, and tested per TP-KRC3006-02. Logic analyzer connected per Phase 2A channel assignments.</text:p>
      <text:p text:style-name="BodyText"><text:span text:style-name="BoldSpan">Reference: </text:span>Record results on Test Log Tab “Phase 2B — Changer Capture.”</text:p>
      <text:h text:outline-level="3" text:style-name="Heading3">4.3.1 Physical Setup</text:h>
      <text:p text:style-name="IndentBody"><text:span text:style-name="BoldSpan">1. </text:span>With all power removed (both staged power adapter switches OFF), connect the breakout pass-through board (MOD-03) inline between the head unit’s 13-pin DIN port and the KDC-C717 changer cable.</text:p>
      <text:p text:style-name="IndentBody"><text:span text:style-name="BoldSpan">2. </text:span>Connect the logic analyzer probes to the breakout board’s test points using the same channel assignments as Phase 2A.</text:p>
      <text:p text:style-name="IndentBody"><text:span text:style-name="BoldSpan">3. </text:span>Load the KDC-C717 magazine with at least one known-good audio CD in slot 1. Note the total number of discs loaded and the track count of disc 1.</text:p>
      <text:p text:style-name="IndentBody"><text:span text:style-name="BoldSpan">4. </text:span>Verify all connections are secure. Confirm no signal wires are shorted to ground or power using the multimeter in continuity mode.</text:p>
      <text:h text:outline-level="3" text:style-name="Heading3">4.3.2 Initialization Capture</text:h>
      <text:p text:style-name="IndentBody"><text:span text:style-name="BoldSpan">1. </text:span>Power on the bench PSU. Turn on both staged power adapter switches (constant power, then ignition power).</text:p>
      <text:p text:style-name="IndentBody"><text:span text:style-name="BoldSpan">2. </text:span>Immediately start a PulseView capture (2M samples at 1 MHz) to catch the initialization sequence.</text:p>
      <text:p text:style-name="IndentBody"><text:span text:style-name="BoldSpan">3. </text:span>Select CD changer source on the head unit. Observe whether the KDC-C717 powers up, loads a disc, and begins playback.</text:p>
      <text:p text:style-name="IndentBody"><text:span text:style-name="BoldSpan">4. </text:span>Record the initialization sequence. Note:</text:p>
      <text:p text:style-name="IndentBody">• The handshake sequence: which side transmits first, and how many exchanges occur before the changer reports status.</text:p>
      <text:p text:style-name="IndentBody">• The timing between the head unit’s first poll and the changer’s first response.</text:p>
      <text:p text:style-name="IndentBody">• Whether CH-CON (pin 4) changes state during initialization.</text:p>
      <text:p text:style-name="IndentBody">• Whether CH-MUTE (pin 5) is asserted by the changer during disc loading.</text:p>
      <text:p text:style-name="IndentBody"><text:span text:style-name="BoldSpan">5. </text:span>Allow playback to stabilize for 30 seconds, then capture again to observe steady-state periodic status messages.</text:p>
      <text:p text:style-name="IndentBody"><text:span text:style-name="BoldSpan">6. </text:span>Compare the changer’s responses against the idle polls captured in Phase 2A. Identify which bytes in the response correspond to disc number, track number, and playback state.</text:p>
      <text:p text:style-name="IndentBody"><text:span text:style-name="BoldSpan">7. </text:span>Save all capture files as P2B_init_NNN.sr and P2B_steady_NNN.sr.</text:p>
      <text:p text:style-name="PassCriteria"><text:span text:style-name="BoldSpan">Pass Criteria: </text:span>Complete initialization handshake captured and decoded. Changer response message structure identified. Steady-state status message format documented. All captures saved with screenshots of key exchanges.</text:p>
      <text:h text:outline-level="2" text:style-name="Heading2">4.4 Phase 3: Command Mapping</text:h>
      <text:p text:style-name="BodyText"><text:span text:style-name="BoldSpan">Objective: </text:span>Systematically map every head unit command (play, pause, next track, next disc, etc.) by pressing each button while capturing the full bidirectional protocol exchange with the KDC-C717 connected. Build a complete command reference table.</text:p>
      <text:p text:style-name="BodyText"><text:span text:style-name="BoldSpan">Entry Criteria: </text:span>Phase 2B passed. Head unit and KDC-C717 are communicating and playback is functional through the breakout board.</text:p>
      <text:p text:style-name="BodyText"><text:span text:style-name="BoldSpan">Reference: </text:span>Record results on Test Log Tab “Phase 3 — Command Map.”</text:p>
      <text:h text:outline-level="3" text:style-name="Heading3">4.4.1 Systematic Button Capture</text:h>
      <text:p text:style-name="IndentBody"><text:span text:style-name="BoldSpan">1. </text:span>Ensure the KDC-C717 is in a known state: disc 1 playing, mid-track (not at the beginning or end of a disc).</text:p>
      <text:p text:style-name="IndentBody"><text:span text:style-name="BoldSpan">2. </text:span>Prepare a systematic button matrix. For each button/action on the head unit face, you will perform one capture. The buttons to test include:</text:p>
      <text:p text:style-name="IndentBody">• Play / Pause</text:p>
      <text:p text:style-name="IndentBody">• Next Track / Previous Track</text:p>
      <text:p text:style-name="IndentBody">• Fast Forward (hold Next Track)</text:p>
      <text:p text:style-name="IndentBody">• Fast Reverse (hold Previous Track)</text:p>
      <text:p text:style-name="IndentBody">• Disc Up / Disc Down (or direct disc select buttons 1–6/10)</text:p>
      <text:p text:style-name="IndentBody">• Repeat mode toggle</text:p>
      <text:p text:style-name="IndentBody">• Random/Shuffle mode toggle</text:p>
      <text:p text:style-name="IndentBody">• Any other buttons that are active in CD changer mode</text:p>
      <text:p text:style-name="IndentBody"><text:span text:style-name="BoldSpan">3. </text:span>For each button:</text:p>
      <text:p text:style-name="IndentBody">• (a) Start a logic analyzer capture.</text:p>
      <text:p text:style-name="IndentBody">• (b) Press the button once.</text:p>
      <text:p text:style-name="IndentBody">• (c) Stop capture.</text:p>
      <text:p text:style-name="IndentBody">• (d) Decode the command bytes sent by the head unit.</text:p>
      <text:p text:style-name="IndentBody">• (e) Decode the response bytes sent by the changer.</text:p>
      <text:p text:style-name="IndentBody">• (f) Record both the command and response hex values on the test log form.</text:p>
      <text:p text:style-name="IndentBody">• (g) Save the capture file as P3_cmd_[name]_NNN.sr.</text:p>
      <text:p text:style-name="IndentBody"><text:span text:style-name="BoldSpan">4. </text:span>For commands that produce a state change (e.g., next track should cause the changer to seek and update its status), capture the full exchange including the changer’s updated status response. Note any multi-message sequences.</text:p>
      <text:p text:style-name="IndentBody"><text:span text:style-name="BoldSpan">5. </text:span>Test edge cases: press next track on the last track of a disc, previous track on track 1, disc up on the last loaded disc, and disc select for an empty slot. Record how the changer responds in each case.</text:p>
      <text:h text:outline-level="3" text:style-name="Heading3">4.4.2 Command Map Compilation</text:h>
      <text:p text:style-name="IndentBody"><text:span text:style-name="BoldSpan">1. </text:span>Build the definitive command map table from your captures. For each command, record: the hex byte(s) sent by the head unit, the expected changer response, and any observed timing constraints.</text:p>
      <text:p text:style-name="IndentBody"><text:span text:style-name="BoldSpan">2. </text:span>Compare every byte against the Mictronics documentation. Note any commands that differ from the published protocol.</text:p>
      <text:p text:style-name="IndentBody"><text:span text:style-name="BoldSpan">3. </text:span>Identify any undocumented commands or status codes observed during testing.</text:p>
      <text:p text:style-name="PassCriteria"><text:span text:style-name="BoldSpan">Pass Criteria: </text:span>All accessible head unit controls mapped to hex command bytes. At least play, stop, next/previous track, and disc selection confirmed. Changer responses for each command documented. Command map table complete and cross-referenced against published documentation.</text:p>
      <text:h text:outline-level="1" text:style-name="Heading1">5. Incident Reporting</text:h>
      <text:p text:style-name="BodyText">When a test produces unexpected results, record a Test Incident on the “Incidents” tab of the test log workbook. Each incident should include: the phase and step where it occurred, what was expected versus what was observed, a photograph or logic analyzer screenshot if applicable, and the root cause once determined.</text:p>
      <text:p text:style-name="BodyText">For an open-source project, incidents are valuable documentation. Even resolved issues should be preserved in the project repository as they help future builders troubleshoot similar problems.</text:p>
      <text:p text:style-name="BodyText">Severity classification:</text:p>
      <text:p text:style-name="IndentBody">• Critical: Head unit damaged, magic smoke, or safety concern. STOP all testing immediately.</text:p>
      <text:p text:style-name="IndentBody">• Major: Protocol communication fails entirely; cannot proceed to next phase.</text:p>
      <text:p text:style-name="IndentBody">• Minor: Specific command doesn’t work as expected, but overall protocol functions. Can proceed.</text:p>
      <text:p text:style-name="IndentBody">• Observation: Behavior differs from documentation but does not affect functionality.</text:p>
      <text:h text:outline-level="1" text:style-name="Heading1">6. File Naming Convention</text:h>
      <text:p text:style-name="BodyText">Use consistent naming for all captured data, photographs, and documentation throughout the project:</text:p>
      <text:p text:style-name="IndentBody">• Logic analyzer captures: P[phase]_[description]_[sequence].sr (e.g., P2A_idle_capture_003.sr)</text:p>
      <text:p text:style-name="IndentBody">• Screenshots/photos: P[phase]_[description]_[sequence].png</text:p>
      <text:p text:style-name="IndentBody">• Test logs: TL-KRC3006-01.ods</text:p>
      <text:p text:style-name="BodyText">Commit all artifacts to the project Git repository at the end of each test session.</text:p>
      <text:h text:outline-level="1" text:style-name="Heading1">7. Safety Precautions</text:h>
      <text:p text:style-name="IndentBody">• Always verify polarity before applying power to the head unit.</text:p>
      <text:p text:style-name="IndentBody">• Keep the bench PSU current limit at 2 A (raise to 3 A only if needed for startup, then reduce).</text:p>
      <text:p text:style-name="IndentBody">• Never connect the logic analyzer to the 13-pin DIN connector while the head unit is unpowered and the PSU is off. Static discharge could damage components.</text:p>
      <text:p text:style-name="IndentBody">• If any component becomes hot to the touch or produces smoke or unusual odor, immediately disconnect power and investigate before proceeding.</text:p>
      <text:p text:style-name="IndentBody">• When eventually installing in a vehicle, disconnect the vehicle battery negative terminal before working on any wiring.</text:p>
      <text:p text:style-name="IndentBody">• Lead-free solder is recommended. Work in a ventilated area when soldering.</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svg="urn:oasis:names:tc:opendocument:xmlns:svg-compatible:1.0" xmlns:table="urn:oasis:names:tc:opendocument:xmlns:table:1.0" xmlns:manifest="urn:oasis:names:tc:opendocument:xmlns:manifest:1.0" office:version="1.2">
  <office:font-face-decls>
    <style:font-face style:name="Liberation Sans" svg:font-family="Liberation Sans" style:font-family-generic="swiss"/>
    <style:font-face style:name="Liberation Mono" svg:font-family="Liberation Mono" style:font-family-generic="modern"/>
  </office:font-face-decls>
  <office:styles>
    <style:style style:name="DocTitle" style:family="paragraph" style:display-name="DocTitle">
      <style:paragraph-properties fo:text-align="center" fo:margin-bottom="0.1in"/>
      <style:text-properties fo:font-size="18pt" fo:font-weight="bold" style:font-name="Liberation Sans"/>
    </style:style>
    <style:style style:name="DocSubtitle" style:family="paragraph" style:display-name="DocSubtitle">
      <style:paragraph-properties fo:text-align="center" fo:margin-bottom="0.05in"/>
      <style:text-properties fo:font-size="14pt" style:font-name="Liberation Sans"/>
    </style:style>
    <style:style style:name="Heading1" style:family="paragraph" style:parent-style-name="Heading" style:default-outline-level="1" style:display-name="Heading1">
      <style:paragraph-properties fo:margin-top="0.25in" fo:margin-bottom="0.12in" style:border-line-width-bottom="0.01in 0.01in 0.01in" fo:border-bottom="0.5pt solid #2E5090" fo:padding-top="0in" fo:padding-bottom="0.05in"/>
      <style:text-properties fo:font-size="16pt" fo:font-weight="bold" style:font-name="Liberation Sans" fo:color="#2E5090"/>
    </style:style>
    <style:style style:name="Heading2" style:family="paragraph" style:parent-style-name="Heading" style:default-outline-level="2" style:display-name="Heading2">
      <style:paragraph-properties fo:margin-top="0.2in" fo:margin-bottom="0.08in"/>
      <style:text-properties fo:font-size="13pt" fo:font-weight="bold" style:font-name="Liberation Sans" fo:color="#2E5090"/>
    </style:style>
    <style:style style:name="Heading3" style:family="paragraph" style:parent-style-name="Heading" style:default-outline-level="3" style:display-name="Heading3">
      <style:paragraph-properties fo:margin-top="0.15in" fo:margin-bottom="0.06in"/>
      <style:text-properties fo:font-size="11pt" fo:font-weight="bold" style:font-name="Liberation Sans" fo:color="#2E5090"/>
    </style:style>
    <style:style style:name="BodyText" style:family="paragraph" style:display-name="BodyText">
      <style:paragraph-properties fo:margin-bottom="0.08in" fo:text-align="justify"/>
      <style:text-properties fo:font-size="11pt" style:font-name="Liberation Sans"/>
    </style:style>
    <style:style style:name="IndentBody" style:family="paragraph" style:display-name="IndentBody">
      <style:paragraph-properties fo:margin-bottom="0.06in" fo:margin-left="0.4in" fo:text-align="justify"/>
      <style:text-properties fo:font-size="11pt" style:font-name="Liberation Sans"/>
    </style:style>
    <style:style style:name="BoldSpan" style:family="text" style:display-name="BoldSpan">
      <style:text-properties fo:font-weight="bold"/>
    </style:style>
    <style:style style:name="ItalicSpan" style:family="text" style:display-name="ItalicSpan">
      <style:text-properties fo:font-style="italic"/>
    </style:style>
    <style:style style:name="MonoSpan" style:family="text" style:display-name="MonoSpan">
      <style:text-properties style:font-name="Liberation Mono" fo:font-size="10pt"/>
    </style:style>
    <style:style style:name="CautionText" style:family="paragraph" style:display-name="CautionText">
      <style:paragraph-properties fo:margin-bottom="0.08in" fo:margin-left="0.2in" fo:margin-top="0.08in" fo:border-left="3pt solid #D4380D" fo:padding-left="0.15in"/>
      <style:text-properties fo:font-size="10pt" style:font-name="Liberation Sans" fo:font-style="italic"/>
    </style:style>
    <style:style style:name="NoteText" style:family="paragraph" style:display-name="NoteText">
      <style:paragraph-properties fo:margin-bottom="0.08in" fo:margin-left="0.2in" fo:margin-top="0.08in" fo:border-left="3pt solid #2E5090" fo:padding-left="0.15in"/>
      <style:text-properties fo:font-size="10pt" style:font-name="Liberation Sans" fo:font-style="italic"/>
    </style:style>
    <style:style style:name="PassCriteria" style:family="paragraph" style:display-name="PassCriteria">
      <style:paragraph-properties fo:margin-bottom="0.08in" fo:margin-top="0.08in" fo:border-left="3pt solid #389E0D" fo:padding-left="0.15in"/>
      <style:text-properties fo:font-size="10pt" style:font-name="Liberation Sans"/>
    </style:style>
  </office:styles>
  <office:automatic-styles>
    <style:page-layout style:name="pm1">
      <style:page-layout-properties fo:page-width="8.5in" fo:page-height="11in" fo:margin-top="1in" fo:margin-bottom="1in" fo:margin-left="1in" fo:margin-right="1in" style:print-orientation="portrait"/>
      <style:header-style/>
      <style:footer-style/>
    </style:page-layout>
    <style:style style:name="FooterPara" style:family="paragraph" style:display-name="FooterPara">
      <style:paragraph-properties fo:text-align="center"/>
      <style:text-properties fo:font-size="9pt" style:font-name="Liberation Sans"/>
    </style:style>
  </office:automatic-styles>
  <office:master-styles>
    <style:master-page style:name="Standard" style:page-layout-name="pm1" style:display-name="Standard">
      <style:footer>
        <text:p text:style-name="FooterPara">TP-KRC3006-01 Rev B</text:p>
      </style:footer>
    </style:master-page>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svg="urn:oasis:names:tc:opendocument:xmlns:svg-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